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Droid Sans Mono" svg:font-family="Droid Sans Mono" style:font-family-generic="system"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roid Sans Mono"/>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fo:text-align="center"/>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P4" style:parent-style-name="Standard" style:family="paragraph">
      <style:paragraph-properties style:line-height-at-least="0.1979in"/>
      <style:text-properties style:font-name="Droid Sans Mono" fo:color="#000000" fo:font-size="10.5pt" style:font-size-asian="10.5pt"/>
    </style:style>
    <style:style style:name="P5" style:parent-style-name="Standard" style:family="paragraph">
      <style:paragraph-properties style:line-height-at-least="0.1979in"/>
      <style:text-properties style:font-name="Droid Sans Mono" fo:color="#000000" fo:font-size="10.5pt" style:font-size-asian="10.5pt"/>
    </style:style>
    <style:style style:name="P6" style:parent-style-name="Standard" style:family="paragraph">
      <style:paragraph-properties style:line-height-at-least="0.1979in"/>
      <style:text-properties style:font-name="Droid Sans Mono" fo:color="#111111" fo:font-size="10.5pt" style:font-size-asian="10.5pt"/>
    </style:style>
    <style:style style:name="P7" style:parent-style-name="Standard" style:family="paragraph">
      <style:paragraph-properties style:line-height-at-least="0.1979in"/>
      <style:text-properties style:font-name="Droid Sans Mono" fo:color="#111111" fo:font-size="10.5pt" style:font-size-asian="10.5pt"/>
    </style:style>
    <style:style style:name="P8" style:parent-style-name="Standard" style:family="paragraph">
      <style:paragraph-properties style:line-height-at-least="0.1979in"/>
      <style:text-properties style:font-name="Droid Sans Mono" fo:color="#111111" fo:font-size="10.5pt" style:font-size-asian="10.5pt"/>
    </style:style>
    <style:style style:name="P9" style:parent-style-name="Standard" style:family="paragraph">
      <style:paragraph-properties style:line-height-at-least="0.1979in"/>
      <style:text-properties style:font-name="Droid Sans Mono" fo:color="#000000" fo:font-size="10.5pt" style:font-size-asian="10.5pt"/>
    </style:style>
    <style:style style:name="P10" style:parent-style-name="Standard" style:family="paragraph">
      <style:paragraph-properties style:line-height-at-least="0.1979in"/>
      <style:text-properties style:font-name="Droid Sans Mono" fo:color="#000000" fo:font-size="10.5pt" style:font-size-asian="10.5pt"/>
    </style:style>
    <style:style style:name="P11" style:parent-style-name="Standard" style:family="paragraph">
      <style:paragraph-properties style:line-height-at-least="0.1979in"/>
      <style:text-properties style:font-name="Droid Sans Mono" fo:color="#000000" fo:font-size="10.5pt" style:font-size-asian="10.5pt"/>
    </style:style>
    <style:style style:name="P12" style:parent-style-name="Standard" style:family="paragraph">
      <style:paragraph-properties style:line-height-at-least="0.1979in"/>
      <style:text-properties style:font-name="Droid Sans Mono" fo:color="#000000" fo:font-size="10.5pt" style:font-size-asian="10.5pt"/>
    </style:style>
    <style:style style:name="P13" style:parent-style-name="Standard" style:family="paragraph">
      <style:paragraph-properties style:line-height-at-least="0.1979in"/>
      <style:text-properties style:font-name="Droid Sans Mono" fo:color="#000000" fo:font-size="10.5pt" style:font-size-asian="10.5pt"/>
    </style:style>
    <style:style style:name="P14" style:parent-style-name="Standard" style:family="paragraph">
      <style:paragraph-properties style:line-height-at-least="0.1979in"/>
      <style:text-properties style:font-name="Droid Sans Mono" fo:color="#000000" fo:font-size="10.5pt" style:font-size-asian="10.5pt"/>
    </style:style>
    <style:style style:name="P15" style:parent-style-name="Standard" style:family="paragraph">
      <style:paragraph-properties style:line-height-at-least="0.1979in"/>
      <style:text-properties style:font-name="Droid Sans Mono" fo:color="#000000" fo:font-size="10.5pt" style:font-size-asian="10.5pt"/>
    </style:style>
    <style:style style:name="P16" style:parent-style-name="Standard" style:family="paragraph">
      <style:paragraph-properties style:line-height-at-least="0.1979in"/>
      <style:text-properties style:font-name="Droid Sans Mono" fo:color="#000000" fo:font-size="10.5pt" style:font-size-asian="10.5pt"/>
    </style:style>
    <style:style style:name="P17" style:parent-style-name="Standard" style:family="paragraph">
      <style:paragraph-properties style:line-height-at-least="0.1979in"/>
      <style:text-properties style:font-name="Droid Sans Mono" fo:color="#000000" fo:font-size="10.5pt" style:font-size-asian="10.5pt"/>
    </style:style>
    <style:style style:name="P18" style:parent-style-name="Standard" style:family="paragraph">
      <style:paragraph-properties style:line-height-at-least="0.1979in"/>
      <style:text-properties style:font-name="Droid Sans Mono" fo:color="#000000" fo:font-size="10.5pt" style:font-size-asian="10.5pt"/>
    </style:style>
    <style:style style:name="P19" style:parent-style-name="Standard" style:family="paragraph">
      <style:paragraph-properties style:line-height-at-least="0.1979in"/>
      <style:text-properties style:font-name="Droid Sans Mono" fo:color="#000000" fo:font-size="10.5pt" style:font-size-asian="10.5pt"/>
    </style:style>
    <style:style style:name="P20" style:parent-style-name="Standard" style:family="paragraph">
      <style:paragraph-properties style:line-height-at-least="0.1979in"/>
      <style:text-properties style:font-name="Droid Sans Mono" fo:color="#000000" fo:font-size="10.5pt" style:font-size-asian="10.5pt"/>
    </style:style>
    <style:style style:name="P21" style:parent-style-name="Standard" style:family="paragraph">
      <style:paragraph-properties style:line-height-at-least="0.1979in"/>
      <style:text-properties style:font-name="Droid Sans Mono" fo:color="#000000" fo:font-size="10.5pt" style:font-size-asian="10.5pt"/>
    </style:style>
    <style:style style:name="P22" style:parent-style-name="Standard" style:family="paragraph">
      <style:paragraph-properties style:line-height-at-least="0.1979in"/>
      <style:text-properties style:font-name="Droid Sans Mono" fo:color="#000000" fo:font-size="10.5pt" style:font-size-asian="10.5pt"/>
    </style:style>
    <style:style style:name="P23" style:parent-style-name="Standard" style:family="paragraph">
      <style:paragraph-properties style:line-height-at-least="0.1979in"/>
      <style:text-properties style:font-name="Droid Sans Mono" fo:color="#000000" fo:font-size="10.5pt" style:font-size-asian="10.5pt"/>
    </style:style>
    <style:style style:name="P24" style:parent-style-name="Standard" style:family="paragraph">
      <style:paragraph-properties style:line-height-at-least="0.1979in"/>
      <style:text-properties style:font-name="Droid Sans Mono" fo:color="#000000" fo:font-size="10.5pt" style:font-size-asian="10.5pt"/>
    </style:style>
    <style:style style:name="P25" style:parent-style-name="Standard" style:family="paragraph">
      <style:paragraph-properties style:line-height-at-least="0.1979in"/>
      <style:text-properties style:font-name="Droid Sans Mono" fo:color="#000000" fo:font-size="10.5pt" style:font-size-asian="10.5pt"/>
    </style:style>
    <style:style style:name="P26" style:parent-style-name="Standard" style:family="paragraph">
      <style:paragraph-properties style:line-height-at-least="0.1979in"/>
      <style:text-properties style:font-name="Droid Sans Mono" fo:color="#000000" fo:font-size="10.5pt" style:font-size-asian="10.5pt"/>
    </style:style>
    <style:style style:name="P27" style:parent-style-name="Standard" style:family="paragraph">
      <style:paragraph-properties style:line-height-at-least="0.1979in"/>
      <style:text-properties style:font-name="Droid Sans Mono" fo:color="#000000" fo:font-size="10.5pt" style:font-size-asian="10.5pt"/>
    </style:style>
    <style:style style:name="P28" style:parent-style-name="Standard" style:family="paragraph">
      <style:paragraph-properties style:line-height-at-least="0.1979in"/>
      <style:text-properties style:font-name="Droid Sans Mono" fo:color="#000000" fo:font-size="10.5pt" style:font-size-asian="10.5pt"/>
    </style:style>
    <style:style style:name="P29" style:parent-style-name="Standard" style:family="paragraph">
      <style:paragraph-properties style:line-height-at-least="0.1979in"/>
      <style:text-properties style:font-name="Droid Sans Mono" fo:color="#000000" fo:font-size="10.5pt" style:font-size-asian="10.5pt"/>
    </style:style>
    <style:style style:name="P30" style:parent-style-name="Standard" style:family="paragraph">
      <style:paragraph-properties style:line-height-at-least="0.1979in"/>
      <style:text-properties style:font-name="Droid Sans Mono" fo:color="#000000" fo:font-size="10.5pt" style:font-size-asian="10.5pt"/>
    </style:style>
    <style:style style:name="P31" style:parent-style-name="Standard" style:family="paragraph">
      <style:paragraph-properties style:line-height-at-least="0.1979in"/>
    </style:style>
    <style:style style:name="T32" style:parent-style-name="Absatz-Standardschriftart" style:family="text">
      <style:text-properties style:font-name="Droid Sans Mono" fo:color="#000000" fo:font-size="10.5pt" style:font-size-asian="10.5pt"/>
    </style:style>
    <style:style style:name="T33" style:parent-style-name="Absatz-Standardschriftart" style:family="text">
      <style:text-properties style:font-name="Droid Sans Mono" fo:font-weight="bold" style:font-weight-asian="bold" style:font-weight-complex="bold" fo:color="#000000" fo:font-size="10.5pt" style:font-size-asian="10.5pt"/>
    </style:style>
    <style:style style:name="T34" style:parent-style-name="Absatz-Standardschriftart" style:family="text">
      <style:text-properties style:font-name="Droid Sans Mono" fo:color="#000000" fo:font-size="10.5pt" style:font-size-asian="10.5pt"/>
    </style:style>
    <style:style style:name="P35" style:parent-style-name="Standard" style:family="paragraph">
      <style:paragraph-properties style:line-height-at-least="0.1979in"/>
      <style:text-properties style:font-name="Droid Sans Mono" fo:color="#000000" fo:font-size="10.5pt" style:font-size-asian="10.5pt"/>
    </style:style>
    <style:style style:name="P36" style:parent-style-name="Standard" style:family="paragraph">
      <style:paragraph-properties style:line-height-at-least="0.1979in"/>
      <style:text-properties style:font-name="Droid Sans Mono" fo:color="#000000" fo:font-size="10.5pt" style:font-size-asian="10.5pt"/>
    </style:style>
    <style:style style:name="P37" style:parent-style-name="Standard" style:family="paragraph">
      <style:paragraph-properties style:line-height-at-least="0.1979in"/>
      <style:text-properties style:font-name="Droid Sans Mono" fo:color="#000000" fo:font-size="10.5pt" style:font-size-asian="10.5pt"/>
    </style:style>
    <style:style style:name="P38" style:parent-style-name="Standard" style:family="paragraph">
      <style:paragraph-properties style:line-height-at-least="0.1979in"/>
      <style:text-properties style:font-name="Droid Sans Mono" fo:color="#000000" fo:font-size="10.5pt" style:font-size-asian="10.5pt"/>
    </style:style>
    <style:style style:name="P39" style:parent-style-name="Standard" style:family="paragraph">
      <style:paragraph-properties style:line-height-at-least="0.1979in"/>
      <style:text-properties style:font-name="Droid Sans Mono" fo:color="#000000" fo:font-size="10.5pt" style:font-size-asian="10.5pt"/>
    </style:style>
    <style:style style:name="P40" style:parent-style-name="Standard" style:family="paragraph">
      <style:paragraph-properties style:line-height-at-least="0.1979in"/>
      <style:text-properties style:font-name="Droid Sans Mono" fo:color="#000000" fo:font-size="10.5pt" style:font-size-asian="10.5pt" fo:language="en" fo:country="US"/>
    </style:style>
    <style:style style:name="P41" style:parent-style-name="Standard" style:family="paragraph">
      <style:paragraph-properties style:line-height-at-least="0.1979in"/>
      <style:text-properties style:font-name="Droid Sans Mono" fo:color="#000000" fo:font-size="10.5pt" style:font-size-asian="10.5pt"/>
    </style:style>
    <style:style style:name="P42" style:parent-style-name="Standard" style:family="paragraph">
      <style:paragraph-properties style:line-height-at-least="0.1979in"/>
      <style:text-properties style:font-name="Droid Sans Mono" fo:color="#000000" fo:font-size="10.5pt" style:font-size-asian="10.5pt"/>
    </style:style>
    <style:style style:name="P43" style:parent-style-name="Standard" style:family="paragraph">
      <style:paragraph-properties style:line-height-at-least="0.1979in"/>
      <style:text-properties style:font-name="Droid Sans Mono" fo:color="#C9211E" fo:font-size="10.5pt" style:font-size-asian="10.5pt"/>
    </style:style>
    <style:style style:name="P44" style:parent-style-name="Standard" style:family="paragraph">
      <style:paragraph-properties style:line-height-at-least="0.1979in"/>
      <style:text-properties style:font-name="Droid Sans Mono" fo:color="#C9211E" fo:font-size="10.5pt" style:font-size-asian="10.5pt"/>
    </style:style>
    <style:style style:name="P45" style:parent-style-name="Textbody" style:family="paragraph">
      <style:text-properties fo:color="#000000"/>
    </style:style>
    <style:style style:name="P46" style:parent-style-name="Textbody" style:family="paragraph">
      <style:text-properties fo:color="#000000"/>
    </style:style>
    <style:style style:name="P47" style:parent-style-name="Textbody" style:family="paragraph">
      <style:text-properties fo:color="#111111"/>
    </style:style>
    <style:style style:name="P48" style:parent-style-name="Textbody" style:family="paragraph">
      <style:text-properties fo:color="#111111"/>
    </style:style>
    <style:style style:name="P49" style:parent-style-name="Textbody" style:family="paragraph">
      <style:text-properties fo:color="#111111"/>
    </style:style>
    <style:style style:name="P50" style:parent-style-name="Textbody" style:family="paragraph">
      <style:text-properties fo:color="#111111"/>
    </style:style>
    <style:style style:name="P51" style:parent-style-name="Textbody" style:family="paragraph">
      <style:text-properties fo:color="#111111"/>
    </style:style>
    <style:style style:name="P52" style:parent-style-name="Textbody" style:family="paragraph">
      <style:text-properties fo:color="#111111"/>
    </style:style>
    <style:style style:name="P53" style:parent-style-name="Textbody" style:family="paragraph">
      <style:text-properties fo:color="#111111"/>
    </style:style>
    <style:style style:name="P54" style:parent-style-name="Textbody" style:family="paragraph">
      <style:text-properties fo:color="#C9211E"/>
    </style:style>
    <style:style style:name="P55" style:parent-style-name="Textbody" style:family="paragraph">
      <style:text-properties fo:color="#111111"/>
    </style:style>
    <style:style style:name="P56" style:parent-style-name="Textbody" style:family="paragraph">
      <style:text-properties fo:color="#111111"/>
    </style:style>
    <style:style style:name="P57" style:parent-style-name="Textbody" style:family="paragraph">
      <style:text-properties fo:color="#111111"/>
    </style:style>
    <style:style style:name="P58" style:parent-style-name="Textbody" style:family="paragraph">
      <style:text-properties fo:color="#111111"/>
    </style:style>
    <style:style style:name="P59" style:parent-style-name="Textbody" style:family="paragraph">
      <style:text-properties fo:color="#111111"/>
    </style:style>
    <style:style style:name="P60" style:parent-style-name="Listenabsatz" style:family="paragraph">
      <style:paragraph-properties style:line-height-at-least="0.1979in"/>
      <style:text-properties style:font-name="Droid Sans Mono" fo:color="#000000" fo:font-size="10.5pt" style:font-size-asian="10.5pt"/>
    </style:style>
    <style:style style:name="P61" style:parent-style-name="Listenabsatz" style:family="paragraph">
      <style:paragraph-properties style:line-height-at-least="0.1979in"/>
      <style:text-properties style:font-name="Droid Sans Mono" fo:color="#000000" fo:font-size="10.5pt" style:font-size-asian="10.5pt"/>
    </style:style>
    <style:style style:name="P62" style:parent-style-name="Listenabsatz" style:family="paragraph">
      <style:paragraph-properties style:line-height-at-least="0.1979in"/>
      <style:text-properties style:font-name="Droid Sans Mono" fo:color="#000000" fo:font-size="10.5pt" style:font-size-asian="10.5pt"/>
    </style:style>
    <style:style style:name="P63" style:parent-style-name="Listenabsatz" style:family="paragraph">
      <style:paragraph-properties style:line-height-at-least="0.1979in"/>
      <style:text-properties style:font-name="Droid Sans Mono" fo:color="#000000" fo:font-size="10.5pt" style:font-size-asian="10.5pt"/>
    </style:style>
    <style:style style:name="P64" style:parent-style-name="Listenabsatz" style:family="paragraph">
      <style:paragraph-properties style:line-height-at-least="0.1979in"/>
      <style:text-properties style:font-name="Droid Sans Mono" fo:color="#000000" fo:font-size="10.5pt" style:font-size-asian="10.5pt"/>
    </style:style>
    <style:style style:name="P65" style:parent-style-name="Listenabsatz" style:family="paragraph">
      <style:paragraph-properties style:line-height-at-least="0.1979in"/>
    </style:style>
    <style:style style:name="T66" style:parent-style-name="Absatz-Standardschriftart" style:family="text">
      <style:text-properties style:font-name="Droid Sans Mono" fo:color="#000000" fo:font-size="10.5pt" style:font-size-asian="10.5pt"/>
    </style:style>
    <style:style style:name="P67" style:parent-style-name="Textbody" style:family="paragraph">
      <style:text-properties fo:color="#111111"/>
    </style:style>
    <style:style style:family="graphic" style:name="a0">
      <style:graphic-properties style:wrap="run-through" style:run-through="foreground" draw:fill="none" draw:stroke="solid" svg:stroke-width="0.01389in" svg:stroke-color="#3465a4" svg:stroke-opacity="100%" style:horizontal-rel="paragraph" style:vertical-rel="paragraph" style:horizontal-pos="from-left" style:vertical-pos="from-top"/>
    </style:style>
  </office:automatic-styles>
  <office:body>
    <office:text text:use-soft-page-breaks="true">
      <text:h text:style-name="P1" text:outline-level="1"><draw:connector draw:type="line" svg:x1="0.01654in" svg:y1="0.55315in" svg:x2="6.79779in" svg:y2="0.55315in" draw:z-index="251658240" draw:id="id0" draw:style-name="a0" draw:name="Linie 1" text:anchor-type="paragraph"><svg:title/><svg:desc/></draw:connector>Array:</text:h>
      <text:p text:style-name="P2"/>
      <text:p text:style-name="P3"/>
      <text:p text:style-name="Textbody">Aufgabe 1:</text:p>
      <text:p text:style-name="P4">Erstelle ein Array,<text:s/>befülle<text:s/>es mit Zahlen und gebe<text:s/>das Array<text:s/>auf der Konsole aus</text:p>
      <text:p text:style-name="P5"/>
      <text:p text:style-name="P6">Ergänzung:</text:p>
      <text:p text:style-name="P7">Befülle<text:s/>das Array mit<text:s/>zufälligen<text:s/>Zahlen zwischen 1 und 10</text:p>
      <text:p text:style-name="P8"><text:s/></text:p>
      <text:p text:style-name="P9"><text:s/></text:p>
      <text:p text:style-name="P10">Aufgabe 2:</text:p>
      <text:p text:style-name="P11"/>
      <text:p text:style-name="P12">Erstelle ein Array mit 20 zufälligen Zahlen<text:s/></text:p>
      <text:p text:style-name="P13">Iterieren Sie<text:s/>über<text:s/>das Array, subtrahieren Sie jede Zahl mit 5 und speichern Sie die neue Zahl wieder in das Array rein.</text:p>
      <text:p text:style-name="P14">Geben Sie dann das Array wieder mithilfe einer while Schleife auf der Konsole aus.</text:p>
      <text:p text:style-name="P15"/>
      <text:p text:style-name="P16">Aufgabe 3:</text:p>
      <text:p text:style-name="P17"/>
      <text:p text:style-name="P18">Schreiben Sie eine Methode, was eine Zahl als Parameter bekommt. Die Methode soll ein Array mit der Laenge der eingegebenen Zahl erstellen.</text:p>
      <text:p text:style-name="P19">Das Array soll mit einer aufsteigenden Zahlenfolge bei 1 begonnen werden</text:p>
      <text:p text:style-name="P20"><text:s/></text:p>
      <text:p text:style-name="P21">Inputparameter 5 --&gt; [1,2,3,4,5]</text:p>
      <text:p text:style-name="P22"><text:s/></text:p>
      <text:p text:style-name="P23">Aufgabe 4:</text:p>
      <text:p text:style-name="P24"/>
      <text:p text:style-name="P25">Erstellen Sie eine Methode was fuer ein int Array unbestimmter Laenge den Durchschnitt der Werte ausrechnet.</text:p>
      <text:p text:style-name="P26"><text:s/></text:p>
      <text:p text:style-name="P27"/>
      <text:p text:style-name="P28">Aufgabe 5:</text:p>
      <text:p text:style-name="P29"/>
      <text:p text:style-name="P30">Schreiben Sie eine Methode mit 2 Input parametern, welche einem eingegebenen Array Felder hinzufuegt.</text:p>
      <text:p text:style-name="P31"><text:span text:style-name="T32">Die Input Parameter sind ein<text:s/></text:span><text:span text:style-name="T33">String - Array und eine Zahl</text:span><text:span text:style-name="T34">. Wenn die Zahl groesser als die Laenge des eingegebenen Arrays ist, dann erstellt die Methode</text:span></text:p>
      <text:p text:style-name="P35">ein neues Array der Laenge des neuen Array.</text:p>
      <text:p text:style-name="P36">In dem Array sind an den ersten Positionen die Werte des alten Arrays gespeichert. Die neuen, leeren Felder</text:p>
      <text:p text:style-name="P37">sind mit leeren Strings "" gefuellt.</text:p>
      <text:p text:style-name="P38">Ansonsten gebe einen Fehler auf der Konsole aus</text:p>
      <text:p text:style-name="P39"><text:s/></text:p>
      <text:p text:style-name="P40">Inputparameter : ["String1" , "String2"] , 4 --&gt; ["String1" , "String2" , "" , ""]</text:p>
      <text:p text:style-name="P41">Inputparameter : ["String1" , "String2"] , 1 --&gt; "Fehler: Die neue Laenge ist kleiner als die Alte"</text:p>
      <text:p text:style-name="P42"><text:s/></text:p>
      <text:p text:style-name="P43">Ergaenzung</text:p>
      <text:soft-page-break/>
      <text:p text:style-name="P44">Fordern Sie den User durch einen Scanner auf was er hinzufuegen soll</text:p>
      <text:p text:style-name="P45"/>
      <text:p text:style-name="P46"/>
      <text:p text:style-name="P47">Aufgabe 6:</text:p>
      <text:p text:style-name="P48"><text:s/>Erstelle eine ArrayList des Typen String.</text:p>
      <text:p text:style-name="P49"><text:s/>Frage den Benutzer ob er ein Artikel zu Liste Hinzufügen will (j/n).</text:p>
      <text:p text:style-name="P50"><text:s/>Wenn ja darf der Benutzer ein Artikel eingeben welcher daraufhin zur Liste hinzugefügt wird.</text:p>
      <text:p text:style-name="P51">Wenn er sich jedoch für nein entscheidet, wird die Liste ausgegeben und das Programm beendet.</text:p>
      <text:p text:style-name="P52"/>
      <text:p text:style-name="P53">Ergaenze das Programm so, dass der Benutzer auch „r“ eingeben kann. Anschliessend soll der Nutzer gefragt werden, welches Element der Nutzer aus dem Array geloescht haben will. Dieses Element soll dann geloescht werden, wenn es in der ArrayList vorhanden ist.</text:p>
      <text:p text:style-name="P54"/>
      <text:p text:style-name="P55">Aufgabe 7:</text:p>
      <text:p text:style-name="P56">Schreibe ein Programm, was jede Zahl mit dem linken Nachbarn tauscht. Die Zahl an der Position 1 soll dann den letzten Wert des Arrays erhalten:</text:p>
      <text:p text:style-name="P57">{1,2,3,4,5} → {5,1,2,3,4}</text:p>
      <text:p text:style-name="P58"/>
      <text:p text:style-name="P59">Aufgabe 8</text:p>
      <text:list text:style-name="LFO1" text:continue-numbering="true">
        <text:list-item>
          <text:p text:style-name="P60">Frage den Benutzer nach der Anzahl der Tage in der Woche. (mit Scanner)</text:p>
        </text:list-item>
        <text:list-item>
          <text:p text:style-name="P61">Erstelle ein Array, um die Temperaturen für jeden Tag zu speichern.<text:s/></text:p>
        </text:list-item>
        <text:list-item>
          <text:p text:style-name="P62">Lass den Benutzer die Temperatur für jeden Tag eingeben und speichere sie im Array.</text:p>
        </text:list-item>
        <text:list-item>
          <text:p text:style-name="P63">Berechne den Durchschnitt der eingegebenen Temperaturen.</text:p>
        </text:list-item>
        <text:list-item>
          <text:p text:style-name="P64">Finde die höchste und niedrigste Temperatur in der Woche.</text:p>
        </text:list-item>
        <text:list-item>
          <text:p text:style-name="P65"><text:span text:style-name="T66">Gib die eingegebenen Temperaturen sowie den Durchschnitt, die höchste und die niedrigste Temperatur aus.</text:span></text:p>
        </text:list-item>
      </text:list>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Droid Sans Mono" svg:font-family="Droid Sans Mono" style:font-family-generic="system"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HeaderandFooter">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Droid Sans Mono"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roid Sans Mono"/>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ußzeile">Tutorium Programmieren<text:s/><text:tab/><text:tab/>Data Science und KI 202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isa Block</dc:creator>
    <meta:creation-date>2024-01-13T23:18:00Z</meta:creation-date>
    <dc:date>2024-02-04T17:32:00Z</dc:date>
    <meta:template xlink:href="Normal.dotm" xlink:type="simple"/>
    <meta:editing-cycles>9</meta:editing-cycles>
    <meta:editing-duration>PT0S</meta:editing-duration>
    <meta:document-statistic meta:page-count="2" meta:paragraph-count="5" meta:word-count="384" meta:character-count="2804" meta:row-count="20" meta:non-whitespace-character-count="2425"/>
  </office:meta>
</office:document-meta>
</file>